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2.2486in"/>
    </style:style>
    <style:style style:name="Table1.C" style:family="table-column">
      <style:table-column-properties style:column-width="2.2479in"/>
    </style:style>
    <style:style style:name="Table1.D" style:family="table-column">
      <style:table-column-properties style:column-width="2.118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fo:break-before="page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0.05pt solid #000000"/>
    </style:style>
    <style:style style:name="Table7" style:family="table">
      <style:table-properties style:width="6.925in" fo:break-before="page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fo:padding="0.0382in" fo:border="0.05pt solid #000000"/>
    </style:style>
    <style:style style:name="Table9" style:family="table">
      <style:table-properties style:width="6.925in" fo:break-before="page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5pt solid #000000"/>
    </style:style>
    <style:style style:name="P1" style:family="paragraph" style:parent-style-name="Standard">
      <style:text-properties style:rfc-language-tag="en-GB-oed" fo:language="en" fo:country="GB" officeooo:rsid="00403d60" officeooo:paragraph-rsid="000d25f9" fo:background-color="transparent"/>
    </style:style>
    <style:style style:name="P2" style:family="paragraph" style:parent-style-name="Standard">
      <style:text-properties style:rfc-language-tag="en-GB-oed" fo:language="en" fo:country="GB" officeooo:rsid="003fe289" officeooo:paragraph-rsid="000a63d9" fo:background-color="transparent"/>
    </style:style>
    <style:style style:name="P3" style:family="paragraph" style:parent-style-name="Standard">
      <style:text-properties style:rfc-language-tag="en-GB-oed" fo:language="en" fo:country="GB" officeooo:rsid="000d25f9" officeooo:paragraph-rsid="000d25f9" fo:background-color="transparent"/>
    </style:style>
    <style:style style:name="P4" style:family="paragraph" style:parent-style-name="Standard">
      <style:text-properties style:rfc-language-tag="en-GB-oed" fo:language="en" fo:country="GB" officeooo:rsid="0049c05c" officeooo:paragraph-rsid="000a63d9"/>
    </style:style>
    <style:style style:name="P5" style:family="paragraph" style:parent-style-name="Standard">
      <style:text-properties style:rfc-language-tag="en-GB-oed" fo:language="en" fo:country="GB" officeooo:rsid="0049c05c" officeooo:paragraph-rsid="00143c99"/>
    </style:style>
    <style:style style:name="P6" style:family="paragraph" style:parent-style-name="Standard">
      <style:text-properties style:rfc-language-tag="en-GB-oed" fo:language="en" fo:country="GB" officeooo:rsid="0020956a" officeooo:paragraph-rsid="000a63d9"/>
    </style:style>
    <style:style style:name="P7" style:family="paragraph" style:parent-style-name="Standard">
      <style:text-properties style:rfc-language-tag="en-GB-oed" fo:language="en" fo:country="GB" officeooo:rsid="0022d349" officeooo:paragraph-rsid="000a63d9"/>
    </style:style>
    <style:style style:name="P8" style:family="paragraph" style:parent-style-name="Standard">
      <style:text-properties style:rfc-language-tag="en-GB-oed" fo:language="en" fo:country="GB" officeooo:rsid="003cbd37" officeooo:paragraph-rsid="000a63d9"/>
    </style:style>
    <style:style style:name="P9" style:family="paragraph" style:parent-style-name="Standard">
      <style:text-properties style:rfc-language-tag="en-GB-oed" fo:language="en" fo:country="GB" officeooo:rsid="003d0807" officeooo:paragraph-rsid="000a63d9"/>
    </style:style>
    <style:style style:name="P10" style:family="paragraph" style:parent-style-name="Standard">
      <style:text-properties style:rfc-language-tag="en-GB-oed" fo:language="en" fo:country="GB" officeooo:rsid="003d0807" officeooo:paragraph-rsid="00118fc3"/>
    </style:style>
    <style:style style:name="P11" style:family="paragraph" style:parent-style-name="Standard">
      <style:text-properties style:rfc-language-tag="en-GB-oed" fo:language="en" fo:country="GB" officeooo:rsid="004d8399" officeooo:paragraph-rsid="000a63d9"/>
    </style:style>
    <style:style style:name="P12" style:family="paragraph" style:parent-style-name="Standard">
      <style:text-properties style:rfc-language-tag="en-GB-oed" fo:language="en" fo:country="GB" officeooo:rsid="003d6a8f" officeooo:paragraph-rsid="000a63d9"/>
    </style:style>
    <style:style style:name="P13" style:family="paragraph" style:parent-style-name="Standard">
      <style:text-properties style:rfc-language-tag="en-GB-oed" fo:language="en" fo:country="GB" officeooo:rsid="003d6a8f" officeooo:paragraph-rsid="00118fc3"/>
    </style:style>
    <style:style style:name="P14" style:family="paragraph" style:parent-style-name="Standard">
      <style:text-properties style:rfc-language-tag="en-GB-oed" fo:language="en" fo:country="GB" officeooo:rsid="003d82ec" officeooo:paragraph-rsid="000a63d9"/>
    </style:style>
    <style:style style:name="P15" style:family="paragraph" style:parent-style-name="Standard">
      <style:text-properties style:rfc-language-tag="en-GB-oed" fo:language="en" fo:country="GB" officeooo:rsid="003d82ec" officeooo:paragraph-rsid="000d25f9"/>
    </style:style>
    <style:style style:name="P16" style:family="paragraph" style:parent-style-name="Standard">
      <style:text-properties style:rfc-language-tag="en-GB-oed" fo:language="en" fo:country="GB" officeooo:rsid="003d82ec" officeooo:paragraph-rsid="000a63d9" fo:background-color="#ffff00"/>
    </style:style>
    <style:style style:name="P17" style:family="paragraph" style:parent-style-name="Standard">
      <style:text-properties style:rfc-language-tag="en-GB-oed" fo:language="en" fo:country="GB" officeooo:rsid="003f54bf" officeooo:paragraph-rsid="000a63d9" fo:background-color="#ffff00"/>
    </style:style>
    <style:style style:name="P18" style:family="paragraph" style:parent-style-name="Standard">
      <style:text-properties style:rfc-language-tag="en-GB-oed" fo:language="en" fo:country="GB" officeooo:rsid="000d25f9" officeooo:paragraph-rsid="000d25f9" fo:background-color="#ffff00"/>
    </style:style>
    <style:style style:name="P19" style:family="paragraph" style:parent-style-name="Standard">
      <style:text-properties style:rfc-language-tag="en-GB-oed" fo:language="en" fo:country="GB" officeooo:rsid="004376f0" officeooo:paragraph-rsid="000a63d9" fo:background-color="#ffffff"/>
    </style:style>
    <style:style style:name="P20" style:family="paragraph" style:parent-style-name="Standard">
      <style:text-properties style:rfc-language-tag="en-GB-oed" fo:language="en" fo:country="GB" officeooo:rsid="0045c9e0" officeooo:paragraph-rsid="000a63d9" fo:background-color="#ffffff"/>
    </style:style>
    <style:style style:name="P21" style:family="paragraph" style:parent-style-name="Standard">
      <style:text-properties style:rfc-language-tag="en-GB-oed" fo:language="en" fo:country="GB" officeooo:rsid="00511b8f" officeooo:paragraph-rsid="000a63d9" fo:background-color="#ffffff"/>
    </style:style>
    <style:style style:name="P22" style:family="paragraph" style:parent-style-name="Standard">
      <style:text-properties style:rfc-language-tag="en-GB-oed" fo:language="en" fo:country="GB" officeooo:paragraph-rsid="000a63d9"/>
    </style:style>
    <style:style style:name="P23" style:family="paragraph" style:parent-style-name="Standard">
      <style:text-properties style:rfc-language-tag="en-GB-oed" fo:language="en" fo:country="GB" officeooo:rsid="000d25f9" officeooo:paragraph-rsid="000d25f9"/>
    </style:style>
    <style:style style:name="P24" style:family="paragraph" style:parent-style-name="Standard">
      <style:text-properties style:rfc-language-tag="en-GB-oed" fo:language="en" fo:country="GB" officeooo:rsid="000d25f9" officeooo:paragraph-rsid="00118fc3"/>
    </style:style>
    <style:style style:name="P25" style:family="paragraph" style:parent-style-name="Standard">
      <style:text-properties style:rfc-language-tag="en-GB-oed" fo:language="en" fo:country="GB" officeooo:rsid="001f7c9a" officeooo:paragraph-rsid="00118fc3"/>
    </style:style>
    <style:style style:name="P26" style:family="paragraph" style:parent-style-name="Standard">
      <style:text-properties style:rfc-language-tag="en-GB-oed" fo:language="en" fo:country="GB" officeooo:rsid="00143c99" officeooo:paragraph-rsid="00143c99"/>
    </style:style>
    <style:style style:name="P27" style:family="paragraph" style:parent-style-name="Standard">
      <style:text-properties style:rfc-language-tag="en-GB-oed" fo:language="en" fo:country="GB" officeooo:rsid="00160741" officeooo:paragraph-rsid="00160741"/>
    </style:style>
    <style:style style:name="P28" style:family="paragraph" style:parent-style-name="Standard">
      <style:text-properties style:rfc-language-tag="en-GB-oed" fo:language="en" fo:country="GB" officeooo:rsid="00204f52" officeooo:paragraph-rsid="000a63d9"/>
    </style:style>
    <style:style style:name="P29" style:family="paragraph" style:parent-style-name="Standard">
      <style:text-properties officeooo:paragraph-rsid="000a63d9"/>
    </style:style>
    <style:style style:name="P30" style:family="paragraph" style:parent-style-name="Text_20_body">
      <style:text-properties style:rfc-language-tag="en-GB-oed" fo:language="en" fo:country="GB" officeooo:rsid="003a6022" officeooo:paragraph-rsid="000a63d9"/>
    </style:style>
    <style:style style:name="P31" style:family="paragraph" style:parent-style-name="Text_20_body">
      <style:text-properties style:rfc-language-tag="en-GB-oed" fo:language="en" fo:country="GB" officeooo:rsid="003bd21c" officeooo:paragraph-rsid="000a63d9"/>
    </style:style>
    <style:style style:name="P32" style:family="paragraph" style:parent-style-name="Text_20_body">
      <style:text-properties style:rfc-language-tag="en-GB-oed" fo:language="en" fo:country="GB" officeooo:rsid="003d0807" officeooo:paragraph-rsid="000a63d9"/>
    </style:style>
    <style:style style:name="P33" style:family="paragraph" style:parent-style-name="Text_20_body">
      <style:text-properties style:rfc-language-tag="en-GB-oed" fo:language="en" fo:country="GB" officeooo:rsid="00162bbc" officeooo:paragraph-rsid="000a63d9"/>
    </style:style>
    <style:style style:name="P34" style:family="paragraph" style:parent-style-name="Text_20_body">
      <style:text-properties style:rfc-language-tag="en-GB-oed" fo:language="en" fo:country="GB" officeooo:rsid="0045c9e0" officeooo:paragraph-rsid="000a63d9"/>
    </style:style>
    <style:style style:name="P35" style:family="paragraph" style:parent-style-name="Text_20_body">
      <style:text-properties style:rfc-language-tag="en-GB-oed" fo:language="en" fo:country="GB" officeooo:rsid="000d25f9" officeooo:paragraph-rsid="000d25f9"/>
    </style:style>
    <style:style style:name="P36" style:family="paragraph" style:parent-style-name="Text_20_body">
      <style:text-properties style:rfc-language-tag="en-GB-oed" fo:language="en" fo:country="GB" officeooo:rsid="0047817c" officeooo:paragraph-rsid="000a63d9"/>
    </style:style>
    <style:style style:name="P37" style:family="paragraph" style:parent-style-name="Text_20_body">
      <style:text-properties officeooo:rsid="003bd21c" officeooo:paragraph-rsid="000a63d9"/>
    </style:style>
    <style:style style:name="P38" style:family="paragraph" style:parent-style-name="Text_20_body">
      <style:text-properties officeooo:paragraph-rsid="000a63d9"/>
    </style:style>
    <style:style style:name="P39" style:family="paragraph" style:parent-style-name="Text_20_body">
      <style:text-properties style:text-underline-style="solid" style:text-underline-width="auto" style:text-underline-color="font-color" fo:font-weight="bold" officeooo:rsid="000a63d9" officeooo:paragraph-rsid="000a63d9" style:font-weight-asian="bold" style:font-weight-complex="bold"/>
    </style:style>
    <style:style style:name="P40" style:family="paragraph" style:parent-style-name="Text_20_body">
      <style:paragraph-properties fo:break-before="page"/>
      <style:text-properties style:rfc-language-tag="en-GB-oed" fo:language="en" fo:country="GB" officeooo:paragraph-rsid="000a63d9"/>
    </style:style>
    <style:style style:name="P41" style:family="paragraph" style:parent-style-name="Text_20_body">
      <style:paragraph-properties fo:break-before="page"/>
      <style:text-properties style:rfc-language-tag="en-GB-oed" fo:language="en" fo:country="GB" officeooo:rsid="00128c9d" officeooo:paragraph-rsid="00128c9d"/>
    </style:style>
    <style:style style:name="P42" style:family="paragraph" style:parent-style-name="Table_20_Contents">
      <style:paragraph-properties fo:text-align="center" style:justify-single-word="false"/>
      <style:text-properties style:rfc-language-tag="en-GB-oed" fo:language="en" fo:country="GB" officeooo:rsid="00162bbc" officeooo:paragraph-rsid="000a63d9"/>
    </style:style>
    <style:style style:name="P43" style:family="paragraph" style:parent-style-name="Table_20_Contents">
      <style:paragraph-properties fo:text-align="center" style:justify-single-word="false"/>
      <style:text-properties style:rfc-language-tag="en-GB-oed" fo:language="en" fo:country="GB" officeooo:rsid="001e5606" officeooo:paragraph-rsid="000a63d9"/>
    </style:style>
    <style:style style:name="P44" style:family="paragraph" style:parent-style-name="Table_20_Contents">
      <style:text-properties style:rfc-language-tag="en-GB-oed" fo:language="en" fo:country="GB" officeooo:rsid="001e5606" officeooo:paragraph-rsid="000b6f4e"/>
    </style:style>
    <style:style style:name="P45" style:family="paragraph" style:parent-style-name="Table_20_Contents">
      <style:text-properties style:rfc-language-tag="en-GB-oed" fo:language="en" fo:country="GB" officeooo:rsid="001e5606" officeooo:paragraph-rsid="00160741"/>
    </style:style>
    <style:style style:name="P46" style:family="paragraph" style:parent-style-name="Table_20_Contents">
      <style:text-properties style:rfc-language-tag="en-GB-oed" fo:language="en" fo:country="GB" officeooo:rsid="001f4b4e" officeooo:paragraph-rsid="000a63d9"/>
    </style:style>
    <style:style style:name="P47" style:family="paragraph" style:parent-style-name="Table_20_Contents">
      <style:text-properties style:rfc-language-tag="en-GB-oed" fo:language="en" fo:country="GB" officeooo:rsid="0020956a" officeooo:paragraph-rsid="000a63d9"/>
    </style:style>
    <style:style style:name="P48" style:family="paragraph" style:parent-style-name="Table_20_Contents">
      <style:text-properties style:rfc-language-tag="en-GB-oed" fo:language="en" fo:country="GB" officeooo:rsid="0020c5fb" officeooo:paragraph-rsid="000a63d9"/>
    </style:style>
    <style:style style:name="P49" style:family="paragraph" style:parent-style-name="Table_20_Contents">
      <style:text-properties style:rfc-language-tag="en-GB-oed" fo:language="en" fo:country="GB" officeooo:rsid="00232769" officeooo:paragraph-rsid="000a63d9"/>
    </style:style>
    <style:style style:name="P50" style:family="paragraph" style:parent-style-name="Table_20_Contents">
      <style:paragraph-properties fo:text-align="center" style:justify-single-word="false"/>
      <style:text-properties style:rfc-language-tag="en-GB-oed" fo:language="en" fo:country="GB" officeooo:rsid="00259b2a" officeooo:paragraph-rsid="000a63d9"/>
    </style:style>
    <style:style style:name="P51" style:family="paragraph" style:parent-style-name="Table_20_Contents">
      <style:text-properties style:rfc-language-tag="en-GB-oed" fo:language="en" fo:country="GB" officeooo:rsid="00259b2a" officeooo:paragraph-rsid="000a63d9"/>
    </style:style>
    <style:style style:name="P52" style:family="paragraph" style:parent-style-name="Table_20_Contents">
      <style:text-properties style:rfc-language-tag="en-GB-oed" fo:language="en" fo:country="GB" officeooo:rsid="002351a9" officeooo:paragraph-rsid="000a63d9"/>
    </style:style>
    <style:style style:name="P53" style:family="paragraph" style:parent-style-name="Table_20_Contents">
      <style:text-properties style:rfc-language-tag="en-GB-oed" fo:language="en" fo:country="GB" officeooo:rsid="00237ace" officeooo:paragraph-rsid="000a63d9"/>
    </style:style>
    <style:style style:name="P54" style:family="paragraph" style:parent-style-name="Table_20_Contents">
      <style:text-properties style:rfc-language-tag="en-GB-oed" fo:language="en" fo:country="GB" officeooo:rsid="00254cc9" officeooo:paragraph-rsid="000a63d9"/>
    </style:style>
    <style:style style:name="P55" style:family="paragraph" style:parent-style-name="Table_20_Contents">
      <style:text-properties style:rfc-language-tag="en-GB-oed" fo:language="en" fo:country="GB" officeooo:rsid="0026dbfc" officeooo:paragraph-rsid="000a63d9"/>
    </style:style>
    <style:style style:name="P56" style:family="paragraph" style:parent-style-name="Table_20_Contents">
      <style:text-properties style:rfc-language-tag="en-GB-oed" fo:language="en" fo:country="GB" officeooo:rsid="0030fb12" officeooo:paragraph-rsid="000a63d9"/>
    </style:style>
    <style:style style:name="P57" style:family="paragraph" style:parent-style-name="Table_20_Contents">
      <style:text-properties style:rfc-language-tag="en-GB-oed" fo:language="en" fo:country="GB" officeooo:rsid="00286a95" officeooo:paragraph-rsid="000a63d9"/>
    </style:style>
    <style:style style:name="P58" style:family="paragraph" style:parent-style-name="Table_20_Contents">
      <style:text-properties style:rfc-language-tag="en-GB-oed" fo:language="en" fo:country="GB" officeooo:rsid="002653d7" officeooo:paragraph-rsid="000a63d9"/>
    </style:style>
    <style:style style:name="P59" style:family="paragraph" style:parent-style-name="Table_20_Contents">
      <style:text-properties style:rfc-language-tag="en-GB-oed" fo:language="en" fo:country="GB" officeooo:rsid="002ad825" officeooo:paragraph-rsid="000a63d9"/>
    </style:style>
    <style:style style:name="P60" style:family="paragraph" style:parent-style-name="Table_20_Contents">
      <style:paragraph-properties fo:text-align="center" style:justify-single-word="false"/>
      <style:text-properties style:rfc-language-tag="en-GB-oed" fo:language="en" fo:country="GB" officeooo:rsid="000b6f4e" officeooo:paragraph-rsid="000b6f4e"/>
    </style:style>
    <style:style style:name="P61" style:family="paragraph" style:parent-style-name="Table_20_Contents">
      <style:text-properties style:rfc-language-tag="en-GB-oed" fo:language="en" fo:country="GB" officeooo:rsid="000b6f4e" officeooo:paragraph-rsid="000b6f4e"/>
    </style:style>
    <style:style style:name="P62" style:family="paragraph" style:parent-style-name="Table_20_Contents">
      <style:text-properties style:rfc-language-tag="en-GB-oed" fo:language="en" fo:country="GB" officeooo:rsid="000b6f4e" officeooo:paragraph-rsid="00118fc3"/>
    </style:style>
    <style:style style:name="P63" style:family="paragraph" style:parent-style-name="Table_20_Contents">
      <style:paragraph-properties fo:text-align="center" style:justify-single-word="false"/>
      <style:text-properties style:rfc-language-tag="en-GB-oed" fo:language="en" fo:country="GB" officeooo:rsid="00118fc3" officeooo:paragraph-rsid="00118fc3"/>
    </style:style>
    <style:style style:name="P64" style:family="paragraph" style:parent-style-name="Table_20_Contents">
      <style:text-properties style:rfc-language-tag="en-GB-oed" fo:language="en" fo:country="GB" officeooo:rsid="00118fc3" officeooo:paragraph-rsid="00118fc3"/>
    </style:style>
    <style:style style:name="P65" style:family="paragraph" style:parent-style-name="Table_20_Contents">
      <style:text-properties style:rfc-language-tag="en-GB-oed" fo:language="en" fo:country="GB" officeooo:rsid="0023c898" officeooo:paragraph-rsid="000a63d9"/>
    </style:style>
    <style:style style:name="P66" style:family="paragraph" style:parent-style-name="Table_20_Contents">
      <style:text-properties officeooo:rsid="004d8399" officeooo:paragraph-rsid="000a63d9"/>
    </style:style>
    <style:style style:name="P67" style:family="paragraph" style:parent-style-name="Table_20_Contents">
      <style:text-properties officeooo:rsid="004376f0" officeooo:paragraph-rsid="000a63d9"/>
    </style:style>
    <style:style style:name="P68" style:family="paragraph" style:parent-style-name="Table_20_Contents">
      <style:text-properties officeooo:rsid="0045c9e0" officeooo:paragraph-rsid="000a63d9"/>
    </style:style>
    <style:style style:name="P69" style:family="paragraph" style:parent-style-name="Table_20_Contents">
      <style:paragraph-properties fo:text-align="center" style:justify-single-word="false" style:writing-mode="lr-tb"/>
      <style:text-properties style:rfc-language-tag="en-GB-oed" fo:language="en" fo:country="GB" officeooo:rsid="001a06db" officeooo:paragraph-rsid="000a63d9"/>
    </style:style>
    <style:style style:name="P70" style:family="paragraph" style:parent-style-name="Table_20_Contents">
      <style:paragraph-properties fo:text-align="center" style:justify-single-word="false" style:writing-mode="lr-tb"/>
      <style:text-properties style:rfc-language-tag="en-GB-oed" fo:language="en" fo:country="GB" officeooo:rsid="001f526f" officeooo:paragraph-rsid="000a63d9"/>
    </style:style>
    <style:style style:name="P71" style:family="paragraph" style:parent-style-name="Standard">
      <style:text-properties style:rfc-language-tag="en-GB-oed" fo:language="en" fo:country="GB" officeooo:rsid="00165de6" officeooo:paragraph-rsid="00165de6"/>
    </style:style>
    <style:style style:name="P72" style:family="paragraph" style:parent-style-name="Table_20_Contents">
      <style:text-properties style:rfc-language-tag="en-GB-oed" fo:language="en" fo:country="GB" officeooo:rsid="00143c99" officeooo:paragraph-rsid="000a63d9"/>
    </style:style>
    <style:style style:name="T1" style:family="text">
      <style:text-properties style:rfc-language-tag="en-GB-oed" fo:language="en" fo:country="GB"/>
    </style:style>
    <style:style style:name="T2" style:family="text">
      <style:text-properties style:rfc-language-tag="en-GB-oed" fo:language="en" fo:country="GB" officeooo:rsid="003a6022"/>
    </style:style>
    <style:style style:name="T3" style:family="text">
      <style:text-properties style:rfc-language-tag="en-GB-oed" fo:language="en" fo:country="GB" officeooo:rsid="004b8a21"/>
    </style:style>
    <style:style style:name="T4" style:family="text">
      <style:text-properties style:rfc-language-tag="en-GB-oed" fo:language="en" fo:country="GB" officeooo:rsid="00162bbc"/>
    </style:style>
    <style:style style:name="T5" style:family="text">
      <style:text-properties style:rfc-language-tag="en-GB-oed" fo:language="en" fo:country="GB" officeooo:rsid="0045c9e0"/>
    </style:style>
    <style:style style:name="T6" style:family="text">
      <style:text-properties style:rfc-language-tag="en-GB-oed" fo:language="en" fo:country="GB" officeooo:rsid="0047817c"/>
    </style:style>
    <style:style style:name="T7" style:family="text">
      <style:text-properties style:rfc-language-tag="en-GB-oed" fo:language="en" fo:country="GB" officeooo:rsid="003d82ec" fo:background-color="#ffff00" loext:char-shading-value="0"/>
    </style:style>
    <style:style style:name="T8" style:family="text">
      <style:text-properties style:rfc-language-tag="en-GB-oed" fo:language="en" fo:country="GB" officeooo:rsid="003f54bf" fo:background-color="#ffff00" loext:char-shading-value="0"/>
    </style:style>
    <style:style style:name="T9" style:family="text">
      <style:text-properties style:rfc-language-tag="en-GB-oed" fo:language="en" fo:country="GB" officeooo:rsid="000a63d9"/>
    </style:style>
    <style:style style:name="T10" style:family="text">
      <style:text-properties style:rfc-language-tag="en-GB-oed" fo:language="en" fo:country="GB" style:text-underline-style="solid" style:text-underline-width="auto" style:text-underline-color="font-color" fo:font-weight="bold" officeooo:rsid="000a63d9" style:font-weight-asian="bold" style:font-weight-complex="bold"/>
    </style:style>
    <style:style style:name="T11" style:family="text">
      <style:text-properties style:rfc-language-tag="en-GB-oed" fo:language="en" fo:country="GB" style:text-underline-style="none" fo:font-weight="normal" style:font-weight-asian="normal" style:font-weight-complex="normal"/>
    </style:style>
    <style:style style:name="T12" style:family="text">
      <style:text-properties officeooo:rsid="001c71df"/>
    </style:style>
    <style:style style:name="T13" style:family="text">
      <style:text-properties officeooo:rsid="003d0807"/>
    </style:style>
    <style:style style:name="T14" style:family="text">
      <style:text-properties officeooo:rsid="004b8a21"/>
    </style:style>
    <style:style style:name="T15" style:family="text">
      <style:text-properties officeooo:rsid="00259b2a"/>
    </style:style>
    <style:style style:name="T16" style:family="text">
      <style:text-properties officeooo:rsid="00254cc9"/>
    </style:style>
    <style:style style:name="T17" style:family="text">
      <style:text-properties officeooo:rsid="001f4b4e"/>
    </style:style>
    <style:style style:name="T18" style:family="text">
      <style:text-properties officeooo:rsid="00507776"/>
    </style:style>
    <style:style style:name="T19" style:family="text">
      <style:text-properties officeooo:rsid="003f54bf"/>
    </style:style>
    <style:style style:name="T20" style:family="text">
      <style:text-properties officeooo:rsid="000a63d9"/>
    </style:style>
    <style:style style:name="T21" style:family="text">
      <style:text-properties officeooo:rsid="000d25f9"/>
    </style:style>
    <style:style style:name="T22" style:family="text">
      <style:text-properties officeooo:rsid="00101a49"/>
    </style:style>
    <style:style style:name="T23" style:family="text">
      <style:text-properties officeooo:rsid="001f7c9a"/>
    </style:style>
    <style:style style:name="T24" style:family="text">
      <style:text-properties officeooo:rsid="00118fc3"/>
    </style:style>
    <style:style style:name="T25" style:family="text">
      <style:text-properties officeooo:rsid="00143c9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UnB - LET – 2020-<text:span text:style-name="T22">2</text:span> <text:s/>Introdução à Morfossintaxe do Inglês - REMOTO</text:p>
      <text:p text:style-name="P30">Professor: Cláudio Corrêa e Castro <text:s text:c="2"/></text:p>
      <text:p text:style-name="P30">GOAL: <text:line-break/>This course is an introduction to the foundations of the grammar of the English language. <text:s/>Its main aims are: (a) to give a broad overview of the main syntactic and morphological phenomena of English through empirical analysis of language; (b) introduce the analytical tools and procedures for the empirical study of language. <text:s/></text:p>
      <text:p text:style-name="P30">SYLLABUS: <text:line-break/>Syntactic constituency. Grammatical categories. Phrase structure. Clause structure. Word formation. Inflection. </text:p>
      <text:p text:style-name="P30">BIBLIOGRAPHY: <text:s/><text:line-break/>Huddleston, R &amp; G. Pullum (2005) A Student’s Introduction to English Grammar. CUP. <text:line-break/>Huddleston, R &amp; G. Pullum (2001) The Cambridge Grammar of the English Language. CUP.<text:line-break/>Muller, S. (2018) Grammatical theory - From transformational grammar to constraint-based approaches. Language Science Press.<text:line-break/>Sag, I et al. (2003) Syntactic Theory: A Formal Introduction. CSLI Lecture Notes. </text:p>
      <text:p text:style-name="P30"/>
      <text:p text:style-name="P30"/>
      <text:p text:style-name="P40"/>
      <table:table table:name="Table4" table:style-name="Table4">
        <table:table-column table:style-name="Table4.A"/>
        <table:table-row>
          <table:table-cell table:style-name="Table4.A1" office:value-type="string">
            <text:p text:style-name="P30">WHERE WILL THE COURSE HAPPEN?</text:p>
          </table:table-cell>
        </table:table-row>
      </table:table>
      <text:p text:style-name="P30"/>
      <text:p text:style-name="P30">I have decided not to use a platform. So, no Aprender3, no Microsoft Teams. </text:p>
      <text:p text:style-name="P38"><text:span text:style-name="T2">We will communicate through Telegram and the email address </text:span><text:a xlink:type="simple" xlink:href="mailto:intromorpho2020.1@gmail.com" text:style-name="Internet_20_link" text:visited-style-name="Visited_20_Internet_20_Link"><text:span text:style-name="T1">intromorpho20.1@gmail.com</text:span></text:a></text:p>
      <text:p text:style-name="P31"><text:span text:style-name="T20">Some </text:span>Video lectures will be available in a YouTube Channel. </text:p>
      <text:p text:style-name="P32">Readings and exercises will be available in <text:span text:style-name="T20">in the telegram and in github</text:span> folders.</text:p>
      <text:p text:style-name="P31">Each week I will <text:span text:style-name="T13">remind</text:span> you <text:span text:style-name="T13">of </text:span>the tasks for that week via email and Telegram message <text:span text:style-name="T14">and help you get you started at the live session</text:span>. </text:p>
      <text:p text:style-name="P37"><text:span text:style-name="T1">When you have to hand in tasks, you will do so by sending them to me at </text:span><text:a xlink:type="simple" xlink:href="mailto:intromorpho2020.1@gmail.com" text:style-name="Internet_20_link" text:visited-style-name="Visited_20_Internet_20_Link">intromorpho20.1@gmail.com</text:a><text:span text:style-name="T1"> <text:s/></text:span><text:span text:style-name="T3">(read on to find out more about that)</text:span></text:p>
      <text:p text:style-name="P33"/>
      <table:table table:name="Table5" table:style-name="Table5">
        <table:table-column table:style-name="Table5.A"/>
        <table:table-row>
          <table:table-cell table:style-name="Table5.A1" office:value-type="string">
            <text:p text:style-name="P34">WHAT <text:s/>DOES THE COURSE CONSIST OF?</text:p>
          </table:table-cell>
        </table:table-row>
      </table:table>
      <text:p text:style-name="P37"><text:span text:style-name="T4">The course consists of 15 items. </text:span><text:span text:style-name="T1">Each item revolves around a topic. </text:span><text:span text:style-name="T9">For each topic there is a</text:span><text:span text:style-name="T1"> reading. </text:span></text:p>
      <text:p text:style-name="P37"><text:span text:style-name="T5">Each item corresponds </text:span><text:span text:style-name="T10">roughly</text:span><text:span text:style-name="T5"> to a week of course.</text:span><text:span text:style-name="T1"> </text:span><text:span text:style-name="T5">There </text:span><text:span text:style-name="T6">are 1</text:span><text:span text:style-name="T9">5</text:span><text:span text:style-name="T6"> items which correspond </text:span><text:span text:style-name="T10">roughly</text:span><text:span text:style-name="T9"> </text:span><text:span text:style-name="T6">to the week between the week that starts <text:s/></text:span><text:span text:style-name="T9">9FEB</text:span><text:span text:style-name="T6">, when we really start, <text:s/>and </text:span><text:span text:style-name="T9">17MAI</text:span><text:span text:style-name="T6">, which is our last week.</text:span></text:p>
      <text:p text:style-name="P36"/>
      <text:p text:style-name="P39"><text:span text:style-name="T6">R</text:span><text:span text:style-name="T1">oughly</text:span><text:span text:style-name="T11"> because in some weeks you will have extra work that corresponds to a few weeks of course. These are extra items, so you will have extra time to do them. <text:s/></text:span></text:p>
      <text:p text:style-name="P36"/>
      <text:p text:style-name="P31"><text:span text:style-name="T14">On the next page you will find a table with the items</text:span>. </text:p>
      <text:p text:style-name="P35">Numbered items also correspond to weeks of course as of <text:s/>the week starting FEB 8 2021</text:p>
      <text:p text:style-name="P31"/>
      <text:p text:style-name="P31"/>
      <text:p text:style-name="P41">I will fill in an online version of this table as the semester goes along <text:s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2"/>
          </table:table-cell>
          <table:table-cell table:style-name="Table1.A1" office:value-type="string">
            <text:p text:style-name="P69">TOPIC</text:p>
          </table:table-cell>
          <table:table-cell table:style-name="Table1.A1" office:value-type="string">
            <text:p text:style-name="P70">READINGS</text:p>
          </table:table-cell>
          <table:table-cell table:style-name="Table1.D1" office:value-type="string">
            <text:p text:style-name="P42">HOMEWORK</text:p>
          </table:table-cell>
        </table:table-row>
        <table:table-row>
          <table:table-cell table:style-name="Table1.A2" office:value-type="string">
            <text:p text:style-name="P43">1</text:p>
          </table:table-cell>
          <table:table-cell table:style-name="Table1.A2" office:value-type="string">
            <text:p text:style-name="P72">Scientific inquiry and Language </text:p>
          </table:table-cell>
          <table:table-cell table:style-name="Table1.A2" office:value-type="string">
            <text:p text:style-name="P26">Explanation in Scientific psychology</text:p>
          </table:table-cell>
          <table:table-cell table:style-name="Table1.D2" office:value-type="string">
            <text:p text:style-name="P26">glossary and google form questionnaire</text:p>
          </table:table-cell>
        </table:table-row>
        <table:table-row>
          <table:table-cell table:style-name="Table1.A2" office:value-type="string">
            <text:p text:style-name="P60">x1</text:p>
          </table:table-cell>
          <table:table-cell table:style-name="Table1.A2" office:value-type="string">
            <text:p text:style-name="P61">The Language Instinct ch 1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26">worksheet</text:p>
          </table:table-cell>
        </table:table-row>
        <table:table-row>
          <table:table-cell table:style-name="Table1.A2" office:value-type="string">
            <text:p text:style-name="P43">2</text:p>
          </table:table-cell>
          <table:table-cell table:style-name="Table1.A2" office:value-type="string">
            <text:p text:style-name="P46"><text:s/><text:span text:style-name="T25">description and prescription</text:span></text:p>
          </table:table-cell>
          <table:table-cell table:style-name="Table1.A2" office:value-type="string">
            <text:p text:style-name="P5">video (link in worksheet<text:span text:style-name="T25">s</text:span>)</text:p>
            <text:p text:style-name="P27">SIEG chapter 1</text:p>
          </table:table-cell>
          <table:table-cell table:style-name="Table1.D2" office:value-type="string">
            <text:p text:style-name="P28">worksheet</text:p>
            <text:p text:style-name="P27">questions 1, 2, 3, 5 (pg 9/10)</text:p>
          </table:table-cell>
        </table:table-row>
        <table:table-row>
          <table:table-cell table:style-name="Table1.A2" office:value-type="string">
            <text:p text:style-name="P43">3</text:p>
          </table:table-cell>
          <table:table-cell table:style-name="Table1.A2" office:value-type="string">
            <text:p text:style-name="P45"><text:span text:style-name="T17">Constituency Tests and </text:span>Drawing Trees</text:p>
          </table:table-cell>
          <table:table-cell table:style-name="Table1.A2" office:value-type="string">
            <text:p text:style-name="P71">video (link in the worksheet)</text:p>
          </table:table-cell>
          <table:table-cell table:style-name="Table1.D2" office:value-type="string">
            <text:p text:style-name="P71">worksheet</text:p>
          </table:table-cell>
        </table:table-row>
        <table:table-row>
          <table:table-cell table:style-name="Table1.A2" office:value-type="string">
            <text:p text:style-name="P43">4</text:p>
          </table:table-cell>
          <table:table-cell table:style-name="Table1.A2" office:value-type="string">
            <text:p text:style-name="P44">Syntactic Overview</text:p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63">5</text:p>
          </table:table-cell>
          <table:table-cell table:style-name="Table1.A2" office:value-type="string">
            <text:p text:style-name="P64">what is a theory of language</text:p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60">x2</text:p>
          </table:table-cell>
          <table:table-cell table:style-name="Table1.A2" office:value-type="string">
            <text:p text:style-name="P61">Constituent Segmentation Festival</text:p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63">6</text:p>
          </table:table-cell>
          <table:table-cell table:style-name="Table1.A2" office:value-type="string">
            <text:p text:style-name="P44">Morphology: Inflexion</text:p>
          </table:table-cell>
          <table:table-cell table:style-name="Table1.A2" office:value-type="string">
            <text:p text:style-name="P4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3">7</text:p>
          </table:table-cell>
          <table:table-cell table:style-name="Table1.A2" office:value-type="string">
            <text:p text:style-name="P44">Morphology: <text:span text:style-name="T15">Word Formation</text:span></text:p>
          </table:table-cell>
          <table:table-cell table:style-name="Table1.A2" office:value-type="string">
            <text:p text:style-name="P48"/>
          </table:table-cell>
          <table:table-cell table:style-name="Table1.D2" office:value-type="string">
            <text:p text:style-name="P49"/>
          </table:table-cell>
        </table:table-row>
        <table:table-row>
          <table:table-cell table:style-name="Table1.A2" office:value-type="string">
            <text:p text:style-name="P63">8</text:p>
          </table:table-cell>
          <table:table-cell table:style-name="Table1.A2" office:value-type="string">
            <text:p text:style-name="P44">The Verb <text:span text:style-name="T16">and Clause 1</text:span></text:p>
          </table:table-cell>
          <table:table-cell table:style-name="Table1.A2" office:value-type="string">
            <text:p text:style-name="P48"/>
          </table:table-cell>
          <table:table-cell table:style-name="Table1.D2" office:value-type="string">
            <text:p text:style-name="P52"/>
          </table:table-cell>
        </table:table-row>
        <table:table-row>
          <table:table-cell table:style-name="Table1.A2" office:value-type="string">
            <text:p text:style-name="P63">9</text:p>
          </table:table-cell>
          <table:table-cell table:style-name="Table1.A2" office:value-type="string">
            <text:p text:style-name="P54">The Clause 2: Complements</text:p>
          </table:table-cell>
          <table:table-cell table:style-name="Table1.A2" office:value-type="string">
            <text:p text:style-name="P53"/>
          </table:table-cell>
          <table:table-cell table:style-name="Table1.D2" office:value-type="string">
            <text:p text:style-name="P65"/>
          </table:table-cell>
        </table:table-row>
        <table:table-row>
          <table:table-cell table:style-name="Table1.A2" office:value-type="string">
            <text:p text:style-name="P63">10</text:p>
          </table:table-cell>
          <table:table-cell table:style-name="Table1.A2" office:value-type="string">
            <text:p text:style-name="P44">The Clause <text:span text:style-name="T16">3</text:span>: <text:span text:style-name="T16">Compl X Modf</text:span></text:p>
          </table:table-cell>
          <table:table-cell table:style-name="Table1.A2" office:value-type="string">
            <text:p text:style-name="P51"/>
          </table:table-cell>
          <table:table-cell table:style-name="Table1.D2" office:value-type="string">
            <text:p text:style-name="P55"/>
          </table:table-cell>
        </table:table-row>
        <table:table-row>
          <table:table-cell table:style-name="Table1.A2" office:value-type="string">
            <text:p text:style-name="P60">x3</text:p>
          </table:table-cell>
          <table:table-cell table:style-name="Table1.A2" office:value-type="string">
            <text:p text:style-name="P61">Tree Festival</text:p>
          </table:table-cell>
          <table:table-cell table:style-name="Table1.A2" office:value-type="string">
            <text:p text:style-name="P51"/>
          </table:table-cell>
          <table:table-cell table:style-name="Table1.D2" office:value-type="string">
            <text:p text:style-name="P55"/>
          </table:table-cell>
        </table:table-row>
        <table:table-row>
          <table:table-cell table:style-name="Table1.A2" office:value-type="string">
            <text:p text:style-name="P50">1<text:span text:style-name="T24">1</text:span></text:p>
          </table:table-cell>
          <table:table-cell table:style-name="Table1.A2" office:value-type="string">
            <text:p text:style-name="P44">Nou<text:span text:style-name="T17">ns</text:span></text:p>
          </table:table-cell>
          <table:table-cell table:style-name="Table1.A2" office:value-type="string">
            <text:p text:style-name="P51"/>
          </table:table-cell>
          <table:table-cell table:style-name="Table1.D2" office:value-type="string">
            <text:p text:style-name="P56"/>
          </table:table-cell>
        </table:table-row>
        <table:table-row>
          <table:table-cell table:style-name="Table1.A2" office:value-type="string">
            <text:p text:style-name="P42">1<text:span text:style-name="T24">2</text:span></text:p>
          </table:table-cell>
          <table:table-cell table:style-name="Table1.A2" office:value-type="string">
            <text:p text:style-name="P44"><text:s/>N<text:span text:style-name="T17">oun Phrases: Dependents</text:span></text:p>
          </table:table-cell>
          <table:table-cell table:style-name="Table1.A2" office:value-type="string">
            <text:p text:style-name="P51"/>
          </table:table-cell>
          <table:table-cell table:style-name="Table1.D2" office:value-type="string">
            <text:p text:style-name="P57"/>
          </table:table-cell>
        </table:table-row>
        <table:table-row>
          <table:table-cell table:style-name="Table1.A2" office:value-type="string">
            <text:p text:style-name="P63">13</text:p>
          </table:table-cell>
          <table:table-cell table:style-name="Table1.A2" office:value-type="string">
            <text:p text:style-name="P64">The left side of Noun Phrases</text:p>
          </table:table-cell>
          <table:table-cell table:style-name="Table1.A2" office:value-type="string">
            <text:p text:style-name="P51"/>
          </table:table-cell>
          <table:table-cell table:style-name="Table1.D2" office:value-type="string">
            <text:p text:style-name="P57"/>
          </table:table-cell>
        </table:table-row>
        <table:table-row>
          <table:table-cell table:style-name="Table1.A2" office:value-type="string">
            <text:p text:style-name="P42">1<text:span text:style-name="T24">4</text:span></text:p>
          </table:table-cell>
          <table:table-cell table:style-name="Table1.A2" office:value-type="string">
            <text:p text:style-name="P61">Adjectives and Adverbs</text:p>
          </table:table-cell>
          <table:table-cell table:style-name="Table1.A2" office:value-type="string">
            <text:p text:style-name="P58"/>
          </table:table-cell>
          <table:table-cell table:style-name="Table1.D2" office:value-type="string">
            <text:p text:style-name="P59"/>
          </table:table-cell>
        </table:table-row>
        <table:table-row>
          <table:table-cell table:style-name="Table1.A2" office:value-type="string">
            <text:p text:style-name="P63">15</text:p>
          </table:table-cell>
          <table:table-cell table:style-name="Table1.A2" office:value-type="string">
            <text:p text:style-name="P62">Adjectives and Adverbs <text:span text:style-name="T24">2</text:span></text:p>
          </table:table-cell>
          <table:table-cell table:style-name="Table1.A2" office:value-type="string">
            <text:p text:style-name="P58"/>
          </table:table-cell>
          <table:table-cell table:style-name="Table1.D2" office:value-type="string">
            <text:p text:style-name="P59"/>
          </table:table-cell>
        </table:table-row>
      </table:table>
      <text:p text:style-name="P8">GT: Grammatical Theory</text:p>
      <text:p text:style-name="P8">ST: Syntactic Theory</text:p>
      <text:p text:style-name="P8">CGEL: The Cambridge Grammar of the English Language</text:p>
      <text:p text:style-name="P8">SIEG: A Student’s Introduction to English Grammar</text:p>
      <text:p text:style-name="P8"/>
      <text:p text:style-name="P8">You probably already have access to most of them. If not, no need to worry <text:span text:style-name="T12">I am sending them via telegram again</text:span>.</text:p>
      <text:p text:style-name="P23"/>
      <table:table table:name="Table2" table:style-name="Table2">
        <table:table-column table:style-name="Table2.A"/>
        <table:table-row>
          <table:table-cell table:style-name="Table2.A1" office:value-type="string">
            <text:p text:style-name="P9">HOW WILL YOU BE GRADED? </text:p>
          </table:table-cell>
        </table:table-row>
      </table:table>
      <text:p text:style-name="P9"/>
      <text:p text:style-name="P10">We have 1<text:span text:style-name="T21">5</text:span> items: <text:s text:c="2"/><text:span text:style-name="T21">1 – 15: when you hand in the homework for these it <text:s/>counts (a maximum of) 5 points</text:span></text:p>
      <text:p text:style-name="P13"/>
      <text:p text:style-name="P25">The maximum number of points you can get in items 1-15 is 60. In practice that means that you have to <text:s/>hand in 12 items. If you hand in all 15, the 12 best will count. </text:p>
      <text:p text:style-name="P25"/>
      <text:p text:style-name="P25">As for the x items:</text:p>
      <text:p text:style-name="P24">x1 <text:s/><text:span text:style-name="T23">--&gt; 10 points</text:span></text:p>
      <text:p text:style-name="P24">x2 <text:s/><text:span text:style-name="T23">--&gt; 15 points</text:span></text:p>
      <text:p text:style-name="P24">x3 <text:span text:style-name="T23">---&gt; 15 points</text:span></text:p>
      <text:p text:style-name="P24"/>
      <text:p text:style-name="P12">Your menção will be calculated by how many points you get.</text:p>
      <text:p text:style-name="P12"/>
      <text:p text:style-name="P12">You know… the usual:</text:p>
      <text:p text:style-name="P12"/>
      <text:p text:style-name="P12">SS <text:s text:c="2"/>100-90 points</text:p>
      <text:p text:style-name="P12">MS <text:s/>70 – 89.9 points</text:p>
      <text:p text:style-name="P12">MM 50 - <text:s/>69.9 points</text:p>
      <text:p text:style-name="P12">MI …. hey! I am really hoping this doesn’t happen ; )</text:p>
      <text:p text:style-name="P12"/>
      <text:p text:style-name="P12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66">WHAT DO YOU HAVE TO DO FOR THE PROJECT?</text:p>
          </table:table-cell>
        </table:table-row>
      </table:table>
      <text:p text:style-name="P11"/>
      <text:p text:style-name="P23">x1</text:p>
      <text:p text:style-name="P23">readings plus exerecises</text:p>
      <text:p text:style-name="P11"/>
      <text:p text:style-name="P23">x2 and x3</text:p>
      <text:p text:style-name="P11">In each you have to do the grammatical description of some sentences and phrases. I will provide the sentences and phrases you have to describe in a few weeks.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4">WHAT DO I HAVE TO DO TO GET THE POINTS FOR EACH ITEM?</text:p>
          </table:table-cell>
        </table:table-row>
      </table:table>
      <text:p text:style-name="P14"/>
      <text:p text:style-name="P14"><text:span text:style-name="T18">All t</text:span>he activities th<text:span text:style-name="T18">at are</text:span> proposed for each item.</text:p>
      <text:p text:style-name="P14"/>
      <table:table table:name="Table3" table:style-name="Table3">
        <table:table-column table:style-name="Table3.A"/>
        <table:table-row>
          <table:table-cell table:style-name="Table3.A1" office:value-type="string">
            <text:p text:style-name="P14">WHAT KINDS OF ACTIVITIES WILL THERE BE?</text:p>
          </table:table-cell>
        </table:table-row>
      </table:table>
      <text:p text:style-name="P14"/>
      <text:p text:style-name="P15">The<text:span text:style-name="T21">y will be mostly </text:span><text:s/>exercises from the SIEG book that I will assign <text:span text:style-name="T19">and/or a worksheet</text:span>.</text:p>
      <text:p text:style-name="P15">:</text:p>
      <text:p text:style-name="P14"/>
      <text:p text:style-name="P14"><text:span text:style-name="T21">There may be</text:span> usually that you have to answer in Google Forms that I will send you <text:span text:style-name="T21">(but I said that last semester and we ended up having none....)</text:span></text:p>
      <text:p text:style-name="P14"/>
      <text:p text:style-name="P14"/>
      <table:table table:name="Table8" table:style-name="Table8">
        <table:table-column table:style-name="Table8.A"/>
        <table:table-row>
          <table:table-cell table:style-name="Table8.A1" office:value-type="string">
            <text:p text:style-name="P16">HOW WILL OFFLINE ACTIVITIES BE HANDED IN?</text:p>
          </table:table-cell>
        </table:table-row>
      </table:table>
      <text:p text:style-name="P16"/>
      <text:p text:style-name="P16">This question isn’t highlighted for nothing! Pay Attention!!</text:p>
      <text:p text:style-name="P17"/>
      <text:p text:style-name="P29"><text:span text:style-name="T7">You will </text:span><text:span text:style-name="T8">do the activities </text:span><text:span text:style-name="T7">with pen or pencil in a piece of paper and then you WILL TAKE A PICTURE OF IT and send it to me by email at </text:span><text:a xlink:type="simple" xlink:href="mailto:intromorpho2020.1@gmail.com" text:style-name="Internet_20_link" text:visited-style-name="Visited_20_Internet_20_Link"><text:span text:style-name="T8">intromorpho2020.1@gmail.com</text:span></text:a></text:p>
      <text:p text:style-name="P17"/>
      <text:p text:style-name="P17">If you don’t have a cell phone with a camera please message me so we can make special arrangements. </text:p>
      <text:p text:style-name="P17"/>
      <text:p text:style-name="P18">Your work should be reasonably well organized and fully readable!! After you take the picture, please check that you work comes out readable!</text:p>
      <text:p text:style-name="P18"/>
      <text:p text:style-name="P18">Use a dark pencil or a good pen. </text:p>
      <text:p text:style-name="P18"/>
      <text:p text:style-name="P18">If it the picture has a low quality or requires too much effort to read I WILL NOT ACCEPT IT. </text:p>
      <text:p text:style-name="P17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67">HOW WILL EACH ACTIVITY BE GRADED?</text:p>
          </table:table-cell>
        </table:table-row>
      </table:table>
      <text:p text:style-name="P19">Each activity will be assigned a mark from 1 – 5.</text:p>
      <text:p text:style-name="P19">I will make videos with answers or release answer keys, after everyone has turned them in.</text:p>
      <text:p text:style-name="P19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68">CAN ACTIVITIES FOR AN ITEM BE HANDED IN AT ANY TIME?</text:p>
          </table:table-cell>
        </table:table-row>
      </table:table>
      <text:p text:style-name="P20">Nope!</text:p>
      <text:p text:style-name="P20"/>
      <text:p text:style-name="P20">You can hand them in early, but they have due dates, which you can check in the Google Calendar I will be sharing with you. Generally, they will be due at the end of the week.</text:p>
      <text:p text:style-name="P21"/>
      <text:p text:style-name="P21">If an activity is handed in after the due date, it counts for 80% of the total points (i.e., 4).</text:p>
      <text:p text:style-name="P21"><text:s/></text:p>
      <text:p text:style-name="P21">You can hand in activities up to 3 days after the due date. After that, they will not be accepted as course credit anymore. All dates are in the calendar. 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2">WHAT ABOUT ATTENDANCE?</text:p>
          </table:table-cell>
        </table:table-row>
      </table:table>
      <text:p text:style-name="P1">Handing in activities for an item counts as presence for that week. </text:p>
      <text:p text:style-name="P1"/>
      <text:p text:style-name="P3">You are not required to attend the live sessions but I strongly urge you 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7T19:43:29.380148805</meta:creation-date>
    <dc:date>2021-03-02T09:37:47.356102514</dc:date>
    <meta:editing-duration>PT2H21M29S</meta:editing-duration>
    <meta:editing-cycles>8</meta:editing-cycles>
    <meta:generator>LibreOffice/5.2.7.2$Linux_X86_64 LibreOffice_project/20m0$Build-2</meta:generator>
    <meta:document-statistic meta:table-count="11" meta:image-count="0" meta:object-count="0" meta:page-count="6" meta:paragraph-count="115" meta:word-count="1058" meta:character-count="5825" meta:non-whitespace-character-count="4830"/>
  </office:meta>
</office:document-meta>
</file>